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847cm" svg:height="0.815cm" draw:transform="skewX (-0.0010471975511966) rotate (-1.55351756720015) translate (4.0501562804691cm 2.8747629978863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1.148cm" svg:height="3.331cm" draw:transform="rotate (-1.55247036964896) translate (6.94962581855149cm 4.7151380349693cm)" svg:viewBox="0 0 1149 3332" svg:d="M1147 3169c-58-185-213-592-275-1102-54-421-76-1442-61-1636 14-194-824-724-811-219 13 503 68 1199 149 1810 82 612 142 791 213 1129 70 338 826 118 785 18z">
          <text:p/>
        </draw:path>
        <draw:path draw:style-name="gr1" draw:text-style-name="P1" draw:layer="layout" svg:width="1.088cm" svg:height="4.304cm" draw:transform="rotate (-1.55264490257416) translate (7.14408236743899cm 2.04946852823889cm)" svg:viewBox="0 0 1089 4305" svg:d="M1087 4178c-49-197-226-1423-270-2072s-17-1653-4-1759c12-108-815-512-813-272 3 239 28 1460 98 2280 69 821 135 1393 203 1797 30 170 834 224 786 26z">
          <text:p/>
        </draw:path>
        <draw:path draw:style-name="gr1" draw:text-style-name="P1" draw:layer="layout" svg:width="0.903cm" svg:height="0.661cm" draw:transform="skewX (0.00244346095279204) rotate (-2.1556561591382) translate (7.4143069992838cm 2.2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13599110710371cm 4.8744484371656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4.3714734765608cm 5.26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4.1676577737704cm 8.344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4.1806401432275cm 2.977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3.5468244404371cm 2.5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29:53.041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